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adb6"/>
    </style:style>
    <style:style style:name="P2" style:family="paragraph" style:parent-style-name="Heading_20_3">
      <style:text-properties officeooo:paragraph-rsid="001aadb6"/>
    </style:style>
    <style:style style:name="T1" style:family="text">
      <style:text-properties style:font-name="Liberation Serif" fo:font-size="14pt" fo:font-weight="bold" style:font-name-asian="Noto Sans CJK SC Regular" style:font-size-asian="14pt" style:font-weight-asian="bold" style:font-name-complex="Lohit Devanagari" style:font-size-complex="14pt" style:font-weight-complex="bold"/>
    </style:style>
    <style:style style:name="T2" style:family="text">
      <style:text-properties fo:color="#000080" style:font-name="Liberation Serif" fo:font-size="14pt" fo:language="zxx" fo:country="none" style:text-underline-style="solid" style:text-underline-width="auto" style:text-underline-color="font-color" fo:font-weight="bold" style:font-name-asian="Noto Sans CJK SC Regular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hannel-title-container"/><text:bookmark text:name="channel-title"/>Naveen AutomationLabs</text:h>
      <text:h text:style-name="Heading_20_3" text:outline-level="3"><text:a xlink:type="simple" xlink:href="https://www.youtube.com/watch?v=oiHuaVQxUv8&amp;list=PLFGoYjJG_fqr7PBCFKD9_bXN9mRusY_oC" text:style-name="Internet_20_link" text:visited-style-name="Visited_20_Internet_20_Link">Learn Python - By Naveen AutomationLabs</text:a> <text:a xlink:type="simple" xlink:href="https://www.youtube.com/playlist?list=PLFGoYjJG_fqr7PBCFKD9_bXN9mRusY_oC" text:style-name="Internet_20_link" text:visited-style-name="Visited_20_Internet_20_Link">View full playlist (2 videos)</text:a> <text:bookmark text:name="thumbnail1"/></text:h>
      <text:h text:style-name="Heading_20_3" text:outline-level="3"><text:a xlink:type="simple" xlink:href="https://www.youtube.com/watch?v=j2dkdqfzY9Y&amp;list=PLFGoYjJG_fqo4oVsa6l_V-_7-tzBnlulT" text:style-name="Internet_20_link" text:visited-style-name="Visited_20_Internet_20_Link">Selenium - 3 WebDriver Tutorials - By Naveen AutomationLabs</text:a> <text:a xlink:type="simple" xlink:href="https://www.youtube.com/playlist?list=PLFGoYjJG_fqo4oVsa6l_V-_7-tzBnlulT" text:style-name="Internet_20_link" text:visited-style-name="Visited_20_Internet_20_Link">View full playlist (70 videos)</text:a> </text:h>
      <text:p text:style-name="P1"><text:bookmark text:name="img3"/><text:bookmark text:name="playlist-thumbnails1"/><text:span text:style-name="T1"><text:s/></text:span><text:a xlink:type="simple" xlink:href="https://www.youtube.com/watch?v=jcTKkpgmYaI&amp;list=PLFGoYjJG_fqpI-B2zHqueRPTGByQiH4Iv" text:style-name="Internet_20_link" text:visited-style-name="Visited_20_Internet_20_Link"><text:span text:style-name="T1">Selenium WebDriver + Python Tutorials</text:span></text:a><text:span text:style-name="T1"> </text:span><text:a xlink:type="simple" xlink:href="https://www.youtube.com/playlist?list=PLFGoYjJG_fqpI-B2zHqueRPTGByQiH4Iv" text:style-name="Internet_20_link" text:visited-style-name="Visited_20_Internet_20_Link">View full playlist (1 video)</text:a> <text:bookmark text:name="img4"/><text:bookmark text:name="playlist-thumbnails2"/><text:s/></text:p>
      <text:p text:style-name="P1"><text:a xlink:type="simple" xlink:href="https://www.youtube.com/watch?v=Wm0KeM90bUo&amp;list=PLFGoYjJG_fqqyIj2ht0aHMx_HnGX3ZFEx" text:style-name="Internet_20_link" text:visited-style-name="Visited_20_Internet_20_Link"><text:span text:style-name="T2">Core Java Tutorials For Beginners - By Naveen AutomationLabs</text:span></text:a><text:span text:style-name="T2"> </text:span><text:a xlink:type="simple" xlink:href="https://www.youtube.com/playlist?list=PLFGoYjJG_fqqyIj2ht0aHMx_HnGX3ZFEx" text:style-name="Internet_20_link" text:visited-style-name="Visited_20_Internet_20_Link">View full playlist (29 videos)</text:a> <text:bookmark text:name="thumbnail4"/></text:p>
      <text:h text:style-name="Heading_20_3" text:outline-level="3"><text:a xlink:type="simple" xlink:href="https://www.youtube.com/watch?v=JjelA7ZUf9I&amp;list=PLFGoYjJG_fqp1zvxelcB2WGHzUyVxDSQK" text:style-name="Internet_20_link" text:visited-style-name="Visited_20_Internet_20_Link">Selenium Interview Question for Fresher and Experienced (Basics to Advanced Level) - By Naveen AutomationLabs</text:a> <text:a xlink:type="simple" xlink:href="https://www.youtube.com/playlist?list=PLFGoYjJG_fqp1zvxelcB2WGHzUyVxDSQK" text:style-name="Internet_20_link" text:visited-style-name="Visited_20_Internet_20_Link">View full playlist (12 videos)</text:a> <text:bookmark text:name="thumbnail5"/></text:h>
      <text:h text:style-name="Heading_20_3" text:outline-level="3"><text:a xlink:type="simple" xlink:href="https://www.youtube.com/watch?v=LAwB4DBCyr4&amp;list=PLFGoYjJG_fqriRSpUKNbNc_DSYYyRbPtK" text:style-name="Internet_20_link" text:visited-style-name="Visited_20_Internet_20_Link">Selenium &amp; Automation Interview Preparation and Doubt Clearing Session with Naveen!</text:a> <text:a xlink:type="simple" xlink:href="https://www.youtube.com/playlist?list=PLFGoYjJG_fqriRSpUKNbNc_DSYYyRbPtK" text:style-name="Internet_20_link" text:visited-style-name="Visited_20_Internet_20_Link">View full playlist (16 videos)</text:a> <text:bookmark text:name="thumbnail6"/></text:h>
      <text:section text:style-name="Sect1" text:name="Section46">
        <text:p text:style-name="P1"><text:bookmark text:name="playlist-thumbnails5"/><text:bookmark text:name="img7"/><text:s/><text:bookmark text:name="hover-overlays5"/></text:p>
      </text:section>
      <text:h text:style-name="P2" text:outline-level="3"><text:a xlink:type="simple" xlink:href="https://www.youtube.com/watch?v=sSNqjNzaP6s&amp;list=PLFGoYjJG_fqqlW6swKwutBOVU2O8k_JHT" text:style-name="Internet_20_link" text:visited-style-name="Visited_20_Internet_20_Link">Selenium - Data Driven Framework Tutorial - By Naveen AutomationLabs</text:a> </text:h>
      <text:p text:style-name="Text_20_body"><text:a xlink:type="simple" xlink:href="https://www.youtube.com/playlist?list=PLFGoYjJG_fqqlW6swKwutBOVU2O8k_JHT" text:style-name="Internet_20_link" text:visited-style-name="Visited_20_Internet_20_Link">View full playlist (5 videos)</text:a> <text:bookmark text:name="thumbnail7"/></text:p>
      <text:section text:style-name="Sect1" text:name="Section53">
        <text:p text:style-name="P1"><text:bookmark text:name="playlist-thumbnails6"/><text:bookmark text:name="img8"/><text:s/><text:bookmark text:name="hover-overlays6"/></text:p>
      </text:section>
      <text:h text:style-name="P2" text:outline-level="3"><text:a xlink:type="simple" xlink:href="https://www.youtube.com/watch?v=z-DBzW2xlB0&amp;list=PLFGoYjJG_fqq-MIAaOhu4GtfJ7TRUN7Cu" text:style-name="Internet_20_link" text:visited-style-name="Visited_20_Internet_20_Link">Protractor with Jasmine for AngularJS Apps</text:a> </text:h>
      <text:p text:style-name="Text_20_body"><text:a xlink:type="simple" xlink:href="https://www.youtube.com/playlist?list=PLFGoYjJG_fqq-MIAaOhu4GtfJ7TRUN7Cu" text:style-name="Internet_20_link" text:visited-style-name="Visited_20_Internet_20_Link">View full playlist (4 videos)</text:a> <text:bookmark text:name="thumbnail8"/></text:p>
      <text:section text:style-name="Sect1" text:name="Section60">
        <text:p text:style-name="Text_20_body"><text:bookmark text:name="playlist-thumbnails7"/><text:bookmark text:name="img9"/><text:s/><text:bookmark text:name="hover-overlays7"/></text:p>
      </text:section>
      <text:h text:style-name="Heading_20_3" text:outline-level="3"><text:a xlink:type="simple" xlink:href="https://www.youtube.com/watch?v=0Gew2XOuum8&amp;list=PLFGoYjJG_fqp25buwscrsKA5q8qsLsuUy" text:style-name="Internet_20_link" text:visited-style-name="Visited_20_Internet_20_Link">TestNG Framework With Selenium Tutorials - By Naveen AutomationLabs</text:a> </text:h>
      <text:p text:style-name="Text_20_body"><text:a xlink:type="simple" xlink:href="https://www.youtube.com/playlist?list=PLFGoYjJG_fqp25buwscrsKA5q8qsLsuUy" text:style-name="Internet_20_link" text:visited-style-name="Visited_20_Internet_20_Link">View full playlist (9 videos)</text:a> <text:bookmark text:name="thumbnail9"/></text:p>
      <text:section text:style-name="Sect1" text:name="Section67">
        <text:p text:style-name="Text_20_body"><text:bookmark text:name="hover-overlays8"/></text:p>
      </text:section>
      <text:h text:style-name="Heading_20_3" text:outline-level="3"><text:a xlink:type="simple" xlink:href="https://www.youtube.com/watch?v=vHzMJuc9Zuk&amp;list=PLFGoYjJG_fqoBFPevCDZDCufDX5h-o3yO" text:style-name="Internet_20_link" text:visited-style-name="Visited_20_Internet_20_Link">Cucumber - JVM (BDD Framework) With Selenium Full Series</text:a> </text:h>
      <text:p text:style-name="Text_20_body"><text:a xlink:type="simple" xlink:href="https://www.youtube.com/playlist?list=PLFGoYjJG_fqoBFPevCDZDCufDX5h-o3yO" text:style-name="Internet_20_link" text:visited-style-name="Visited_20_Internet_20_Link">View full playlist (8 videos)</text:a> <text:bookmark text:name="thumbnail10"/></text:p>
      <text:section text:style-name="Sect1" text:name="Section74">
        <text:p text:style-name="Text_20_body"><text:bookmark text:name="playlist-thumbnails9"/><text:bookmark text:name="img11"/><text:s/><text:bookmark text:name="hover-overlays9"/></text:p>
      </text:section>
      <text:h text:style-name="Heading_20_3" text:outline-level="3"><text:a xlink:type="simple" xlink:href="https://www.youtube.com/watch?v=exzJoArl0h0&amp;list=PLFGoYjJG_fqr84PKCp88iPkQDWJSfzaqz" text:style-name="Internet_20_link" text:visited-style-name="Visited_20_Internet_20_Link">Java Interview Questions - By Naveen AutomationLabs</text:a> </text:h>
      <text:p text:style-name="Text_20_body"><text:a xlink:type="simple" xlink:href="https://www.youtube.com/playlist?list=PLFGoYjJG_fqr84PKCp88iPkQDWJSfzaqz" text:style-name="Internet_20_link" text:visited-style-name="Visited_20_Internet_20_Link">View full playlist (15 videos)</text:a> <text:bookmark text:name="thumbnail11"/></text:p>
      <text:section text:style-name="Sect1" text:name="Section81">
        <text:p text:style-name="Text_20_body"><text:bookmark text:name="hover-overlays10"/></text:p>
      </text:section>
      <text:h text:style-name="Heading_20_3" text:outline-level="3"><text:a xlink:type="simple" xlink:href="https://www.youtube.com/watch?v=9JqNszmEPHk&amp;list=PLFGoYjJG_fqom81FwSp4glbKGS1eTBrQV" text:style-name="Internet_20_link" text:visited-style-name="Visited_20_Internet_20_Link">System Design Interview Question</text:a> </text:h>
      <text:p text:style-name="Text_20_body"><text:a xlink:type="simple" xlink:href="https://www.youtube.com/playlist?list=PLFGoYjJG_fqom81FwSp4glbKGS1eTBrQV" text:style-name="Internet_20_link" text:visited-style-name="Visited_20_Internet_20_Link">View full playlist (1 video)</text:a> <text:bookmark text:name="thumbnail12"/></text:p>
      <text:section text:style-name="Sect1" text:name="Section88">
        <text:p text:style-name="Text_20_body"><text:bookmark text:name="playlist-thumbnails11"/><text:bookmark text:name="img13"/><text:soft-page-break/><text:s/></text:p>
      </text:section>
      <text:h text:style-name="Heading_20_3" text:outline-level="3"><text:a xlink:type="simple" xlink:href="https://www.youtube.com/watch?v=P9ZWOWm7i0k&amp;list=PLFGoYjJG_fqq6cHeqfsDes3pdVh3kpl74" text:style-name="Internet_20_link" text:visited-style-name="Visited_20_Internet_20_Link">Learn Hybrid Framework With Page Object Model Step By Step- By Naveen Automation Labs</text:a> </text:h>
      <text:p text:style-name="Text_20_body"><text:a xlink:type="simple" xlink:href="https://www.youtube.com/playlist?list=PLFGoYjJG_fqq6cHeqfsDes3pdVh3kpl74" text:style-name="Internet_20_link" text:visited-style-name="Visited_20_Internet_20_Link">View full playlist (11 videos)</text:a> <text:bookmark text:name="thumbnail13"/></text:p>
      <text:section text:style-name="Sect1" text:name="Section95">
        <text:p text:style-name="Text_20_body"><text:bookmark text:name="playlist-thumbnails12"/><text:bookmark text:name="img14"/><text:s/><text:bookmark text:name="hover-overlays12"/></text:p>
      </text:section>
      <text:h text:style-name="Heading_20_3" text:outline-level="3"><text:a xlink:type="simple" xlink:href="https://www.youtube.com/watch?v=LUbBkiIhrE4&amp;list=PLFGoYjJG_fqp891lruz5fCRPWsDtEXJky" text:style-name="Internet_20_link" text:visited-style-name="Visited_20_Internet_20_Link">Rest WebServices API Automation Framework</text:a> </text:h>
      <text:p text:style-name="Text_20_body"><text:a xlink:type="simple" xlink:href="https://www.youtube.com/playlist?list=PLFGoYjJG_fqp891lruz5fCRPWsDtEXJky" text:style-name="Internet_20_link" text:visited-style-name="Visited_20_Internet_20_Link">View full playlist (7 videos)</text:a> <text:bookmark text:name="thumbnail14"/></text:p>
      <text:section text:style-name="Sect1" text:name="Section102">
        <text:p text:style-name="Text_20_body"><text:bookmark text:name="playlist-thumbnails13"/><text:bookmark text:name="img15"/><text:s/><text:bookmark text:name="hover-overlays13"/></text:p>
      </text:section>
      <text:h text:style-name="Heading_20_3" text:outline-level="3"><text:a xlink:type="simple" xlink:href="https://www.youtube.com/watch?v=mQ9uxTWZCXA&amp;list=PLFGoYjJG_fqooGAq7UKpkXb8l4xjyEQUr" text:style-name="Internet_20_link" text:visited-style-name="Visited_20_Internet_20_Link">Java Collection Tutorials</text:a> <text:a xlink:type="simple" xlink:href="https://www.youtube.com/playlist?list=PLFGoYjJG_fqooGAq7UKpkXb8l4xjyEQUr" text:style-name="Internet_20_link" text:visited-style-name="Visited_20_Internet_20_Link">View full playlist (6 videos)</text:a> <text:bookmark text:name="thumbnail15"/></text:h>
      <text:section text:style-name="Sect1" text:name="Section109">
        <text:p text:style-name="Text_20_body"><text:bookmark text:name="hover-overlays14"/></text:p>
      </text:section>
      <text:h text:style-name="Heading_20_3" text:outline-level="3"><text:a xlink:type="simple" xlink:href="https://www.youtube.com/watch?v=xO9TZNd1FGg&amp;list=PLFGoYjJG_fqp3djTM6U3wkNLJyA5x6ji5" text:style-name="Internet_20_link" text:visited-style-name="Visited_20_Internet_20_Link">Selenium Grid Tutorials - By Naveen AutomationLabs</text:a> </text:h>
      <text:p text:style-name="Text_20_body"><text:a xlink:type="simple" xlink:href="https://www.youtube.com/playlist?list=PLFGoYjJG_fqp3djTM6U3wkNLJyA5x6ji5" text:style-name="Internet_20_link" text:visited-style-name="Visited_20_Internet_20_Link">View full playlist (2 videos)</text:a> <text:bookmark text:name="thumbnail16"/></text:p>
      <text:section text:style-name="Sect1" text:name="Section116">
        <text:p text:style-name="Text_20_body"><text:bookmark text:name="hover-overlays15"/></text:p>
      </text:section>
      <text:h text:style-name="Heading_20_3" text:outline-level="3"><text:a xlink:type="simple" xlink:href="https://www.youtube.com/watch?v=ywzEFZL75YM&amp;list=PLFGoYjJG_fqptiT0rprATVt3BWU_bKW0P" text:style-name="Internet_20_link" text:visited-style-name="Visited_20_Internet_20_Link">Learn GIT &amp; GITHUB - By Naveen AutomationLabs</text:a> </text:h>
      <text:p text:style-name="Text_20_body"><text:a xlink:type="simple" xlink:href="https://www.youtube.com/playlist?list=PLFGoYjJG_fqptiT0rprATVt3BWU_bKW0P" text:style-name="Internet_20_link" text:visited-style-name="Visited_20_Internet_20_Link">View full playlist (2 videos)</text:a> <text:bookmark text:name="thumbnail17"/></text:p>
      <text:section text:style-name="Sect1" text:name="Section123">
        <text:p text:style-name="Text_20_body"><text:bookmark text:name="playlist-thumbnails16"/><text:bookmark text:name="img18"/><text:s/><text:bookmark text:name="hover-overlays16"/></text:p>
      </text:section>
      <text:h text:style-name="Heading_20_3" text:outline-level="3"><text:a xlink:type="simple" xlink:href="https://www.youtube.com/watch?v=tyLSFciTU-s&amp;list=PLFGoYjJG_fqrY1RKpMmoVxMzL57WNc8cf" text:style-name="Internet_20_link" text:visited-style-name="Visited_20_Internet_20_Link">Learn Maven (Build Automation Tool)</text:a> </text:h>
      <text:section text:style-name="Sect1" text:name="Section127">
        <text:p text:style-name="Text_20_body"><text:bookmark text:name="metadata16"/></text:p>
      </text:section>
      <text:p text:style-name="Text_20_body"><text:a xlink:type="simple" xlink:href="https://www.youtube.com/playlist?list=PLFGoYjJG_fqrY1RKpMmoVxMzL57WNc8cf" text:style-name="Internet_20_link" text:visited-style-name="Visited_20_Internet_20_Link">View full playlist (3 videos)</text:a> <text:bookmark text:name="thumbnail18"/></text:p>
      <text:section text:style-name="Sect1" text:name="Section130">
        <text:p text:style-name="Text_20_body"><text:bookmark text:name="hover-overlays17"/></text:p>
      </text:section>
      <text:h text:style-name="Heading_20_3" text:outline-level="3"><text:a xlink:type="simple" xlink:href="https://www.youtube.com/watch?v=3uktjWgKrtI&amp;list=PLFGoYjJG_fqoY3PNcMLjp4pJZSXUCHeiB" text:style-name="Internet_20_link" text:visited-style-name="Visited_20_Internet_20_Link">Become a Genius in XPath - Learn How to Create Custom (Dynamic) Xpath - By Naveen AutomationLabs</text:a> </text:h>
      <text:p text:style-name="Text_20_body"><text:a xlink:type="simple" xlink:href="https://www.youtube.com/playlist?list=PLFGoYjJG_fqoY3PNcMLjp4pJZSXUCHeiB" text:style-name="Internet_20_link" text:visited-style-name="Visited_20_Internet_20_Link">View full playlist (5 videos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58:01.323384351</meta:creation-date>
    <dc:date>2018-11-05T11:02:38.994299911</dc:date>
    <meta:editing-duration>PT4M38S</meta:editing-duration>
    <meta:editing-cycles>1</meta:editing-cycles>
    <meta:document-statistic meta:table-count="0" meta:image-count="0" meta:object-count="0" meta:page-count="2" meta:paragraph-count="40" meta:word-count="256" meta:character-count="1703" meta:non-whitespace-character-count="1439"/>
    <meta:generator>LibreOffice/6.0.6.2$Linux_X86_64 LibreOffice_project/00m0$Build-2</meta:generator>
  </office:meta>
</office:document-meta>
</file>